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201000001730000008ADD69CC3F.png" manifest:media-type=""/>
  <manifest:file-entry manifest:full-path="Pictures/TablePreview10.svm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8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0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4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6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8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20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2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pr1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2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3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4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pr5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4.546cm" style:use-optimal-column-width="false"/>
    </style:style>
    <style:style style:name="co3" style:family="table-column">
      <style:table-column-properties style:column-width="4.226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32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4.508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0.818cm"/>
    </style:style>
    <style:style style:name="ro3" style:family="table-row">
      <style:table-row-properties style:row-height="1.401cm"/>
    </style:style>
    <style:style style:name="ro4" style:family="table-row">
      <style:table-row-properties style:row-height="1.667cm"/>
    </style:style>
    <style:style style:name="ro5" style:family="table-row">
      <style:table-row-properties style:row-height="1.325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553cm"/>
    </style:style>
    <style:style style:name="ro9" style:family="table-row">
      <style:table-row-properties style:row-height="1.199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384cm"/>
    </style:style>
    <style:style style:name="ro12" style:family="table-row">
      <style:table-row-properties style:row-height="1.117cm"/>
    </style:style>
    <style:style style:name="ro13" style:family="table-row">
      <style:table-row-properties style:row-height="1.153cm"/>
    </style:style>
    <style:style style:name="ro14" style:family="table-row">
      <style:table-row-properties style:row-height="1.235cm"/>
    </style:style>
    <style:style style:name="ro15" style:family="table-row">
      <style:table-row-properties style:row-height="1.534cm"/>
    </style:style>
    <style:style style:name="ro16" style:family="table-row">
      <style:table-row-properties style:row-height="1.185cm"/>
    </style:style>
    <style:style style:name="ro17" style:family="table-row">
      <style:table-row-properties style:row-height="1.187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solid" draw:fill-color="#23ff23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6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2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2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0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1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5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position="0% 100%" style:font-name="Arial" fo:font-size="28.1000003814697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3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4" style:family="paragraph"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7" style:family="paragraph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P8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9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1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1" style:family="paragraph">
      <style:paragraph-properties fo:margin-top="0cm" fo:margin-bottom="0cm" fo:line-height="100%" fo:text-align="start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31cm" fo:margin-bottom="0.31cm" fo:text-indent="0cm" style:text-autospace="none"/>
    </style:style>
    <style:style style:name="P13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top="0cm" fo:margin-bottom="0cm" fo:line-height="104%"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0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2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7889fb" style:text-outline="false" style:text-position="0% 100%" style:font-name="Arial1" fo:font-size="24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3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6pt" style:language-asian="zxx" style:country-asian="none" style:font-style-asian="normal" style:font-weight-asian="bold" style:font-name-complex="Arial3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fo:color="#7889fb" style:text-outline="fals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9" style:family="text">
      <style:text-properties style:text-position="0% 100%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10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4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position="0% 100%" style:font-name="Times New Roman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7889fb" style:text-outline="false" style:text-line-through-style="non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custom-shape draw:name="Custom Shape1" draw:style-name="gr1" draw:text-style-name="P1" draw:layer="layout" svg:width="12.427cm" svg:height="0.843cm" svg:x="0.271cm" svg:y="2.5cm">
          <text:p><text:span text:style-name="T1">&lt;project name here&gt; </text:span><text:span text:style-name="T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58cm" svg:height="2.361cm" svg:x="13.783cm" svg:y="1.627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&lt;project name here&gt;</text:span></text:p>
              </table:table-cell>
              <table:table-cell table:style-name="ce4">
                <text:p text:style-name="P4"><text:span text:style-name="T5"><text:s/></text:span><text:span text:style-name="T5">Gre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2" draw:style-name="standard" draw:layer="layout" svg:width="11.955cm" svg:height="12cm" svg:x="0.702cm" svg:y="4.01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4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>
                <text:p text:style-name="P7">22/10/2013</text:p>
              </table:table-cell>
              <table:table-cell table:style-name="ce10">
                <text:p text:style-name="P8"><text:span text:style-name="T8">In progress</text:span></text:p>
              </table:table-cell>
            </table:table-row>
            <table:table-row table:style-name="ro5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6" table:default-cell-style-name="ce9">
              <table:table-cell table:style-name="ce8">
                <text:p text:style-name="P4"><text:span text:style-name="T9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7">
              <table:table-cell table:style-name="ce14"/>
              <table:table-cell table:style-name="ce15"/>
              <table:table-cell table:style-name="ce16"/>
              <table:table-cell table:style-name="ce12"/>
            </table:table-row>
            <table:table-row table:style-name="ro8">
              <table:table-cell table:style-name="ce14"/>
              <table:table-cell table:style-name="ce11"/>
              <table:table-cell table:style-name="ce16">
                <text:p text:style-name="P9"><text:span text:style-name="T10"/></text:p>
                <text:p text:style-name="P9"><text:span text:style-name="T10"/></text:p>
              </table:table-cell>
              <table:table-cell table:style-name="ce17"/>
            </table:table-row>
            <table:table-row table:style-name="ro9"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9">
              <table:table-cell table:style-name="ce14"/>
              <table:table-cell table:style-name="ce11"/>
              <table:table-cell table:style-name="ce20"/>
              <table:table-cell table:style-name="ce22"/>
            </table:table-row>
            <table:table-row table:style-name="ro10">
              <table:table-cell table:style-name="ce23"/>
              <table:table-cell table:style-name="ce24"/>
              <table:table-cell table:style-name="ce25"/>
              <table:table-cell table:style-name="ce26"/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3" draw:layer="layout" svg:width="12.677cm" svg:height="6.287cm" svg:x="13.84cm" svg:y="4.399cm">
          <draw:text-box>
            <text:p text:style-name="P10"><text:span text:style-name="T11">Accomplishments:</text:span></text:p>
            <text:p text:style-name="P10"><text:span text:style-name="T11">Tech Research and Comparison</text:span></text:p>
            <text:p text:style-name="P10"><text:span text:style-name="T11">Installed environment software</text:span></text:p>
            <text:p text:style-name="P10"><text:span text:style-name="T11">User Stories</text:span></text:p>
            <text:list text:style-name="L3">
              <text:list-header>
                <text:p text:style-name="P11"><text:span text:style-name="T12"/></text:p>
              </text:list-header>
            </text:list>
            <text:p text:style-name="P12"><text:span text:style-name="T13"><text:line-break/></text:span><text:span text:style-name="T13"/></text:p>
          </draw:text-box>
        </draw:frame>
        <draw:frame draw:name="Text Frame2" draw:style-name="gr3" draw:text-style-name="P13" draw:layer="layout" svg:width="12.681cm" svg:height="3.977cm" svg:x="13.847cm" svg:y="10.9cm">
          <draw:text-box>
            <text:p text:style-name="P10"><text:span text:style-name="T11">Upcoming Work:</text:span></text:p>
            <text:p text:style-name="P10"><text:span text:style-name="T11">Review User stories With Mentor</text:span></text:p>
            <text:p text:style-name="P10"><text:span text:style-name="T11">Format tech research into tech architecture document and research document.</text:span></text:p>
            <text:list text:style-name="L3">
              <text:list-header>
                <text:p text:style-name="P10"><text:span text:style-name="T14"/></text:p>
              </text:list-header>
            </text:list>
            <text:p text:style-name="P10"><text:span text:style-name="T11"/></text:p>
            <text:p text:style-name="P10"><text:span text:style-name="T15"/></text:p>
            <text:list text:style-name="L1">
              <text:list-header>
                <text:p text:style-name="P14"><text:span text:style-name="T16"/></text:p>
              </text:list-header>
            </text:list>
            <text:p text:style-name="P10"><text:span text:style-name="T11"/></text:p>
            <text:list text:continue-numbering="true" text:style-name="L1">
              <text:list-header>
                <text:p text:style-name="P14"><text:span text:style-name="T16"/></text:p>
              </text:list-header>
            </text:list>
            <text:p text:style-name="P15"><text:span text:style-name="T12"/></text:p>
          </draw:text-box>
        </draw:frame>
        <draw:frame draw:name="Text Frame3" draw:style-name="gr4" draw:text-style-name="P18" draw:layer="layout" svg:width="12.684cm" svg:height="4.573cm" svg:x="13.843cm" svg:y="15.039cm">
          <draw:text-box>
            <text:p text:style-name="P10"><text:span text:style-name="T11">Issues/risks:</text:span></text:p>
            <text:list text:style-name="L3">
              <text:list-header>
                <text:p text:style-name="P16"><text:span text:style-name="T17"/></text:p>
              </text:list-header>
            </text:list>
            <text:p><text:span text:style-name="T18"/></text:p>
            <text:p><text:span text:style-name="T18"/></text:p>
            <text:p><text:span text:style-name="T18"/></text:p>
            <text:p><text:span text:style-name="T18"><text:s text:c="2"/></text:span></text:p>
            <text:p><text:span text:style-name="T18"><text:line-break/></text:span><text:span text:style-name="T18"><text:line-break/></text:span><text:span text:style-name="T15"><text:line-break/></text:span><text:span text:style-name="T15"/></text:p>
            <text:p text:style-name="P10"><text:span text:style-name="T11"/></text:p>
            <text:p text:style-name="P10"><text:span text:style-name="T11"/></text:p>
            <text:list text:continue-numbering="true" text:style-name="L3">
              <text:list-header>
                <text:p text:style-name="P10"><text:span text:style-name="T19"/></text:p>
                <text:p text:style-name="P10"><text:span text:style-name="T20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list>
                  <text:list-header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</text:list-header>
                  <text:list-item>
                    <text:p text:style-name="P10"><text:span text:style-name="T14"/></text:p>
                  </text:list-item>
                  <text:list-item>
                    <text:p text:style-name="P10"><text:span text:style-name="T14"/></text:p>
                    <text:p text:style-name="P10"><text:span text:style-name="T14"/></text:p>
                    <text:p text:style-name="P10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14"><text:span text:style-name="T15"/></text:p>
              </text:list-header>
              <text:list-item>
                <text:p text:style-name="P14"><text:span text:style-name="T16"/></text:p>
              </text:list-item>
            </text:list>
            <text:p text:style-name="P17"><text:span text:style-name="T16"/></text:p>
            <text:p text:style-name="P10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19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6" draw:text-style-name="P1" draw:layer="layout" svg:width="12.427cm" svg:height="0.843cm" svg:x="0.271cm" svg:y="2.5cm">
          <text:p text:style-name="P16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9"><text:span text:style-name="T10"/></text:p>
                <text:p text:style-name="P9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4.svm" xlink:type="simple" xlink:show="embed" xlink:actuate="onLoad"/>
        </draw:frame>
        <draw:frame draw:name="Text Frame1" draw:style-name="gr7" draw:text-style-name="P21" draw:layer="layout" svg:width="12.677cm" svg:height="6.287cm" svg:x="13.873cm" svg:y="4.366cm">
          <draw:text-box>
            <text:p text:style-name="P10"><text:span text:style-name="T19">Accomplishments:</text:span></text:p>
            <text:list text:style-name="L3">
              <text:list-item>
                <text:p text:style-name="P15"><text:span text:style-name="T25"><text:s/></text:span></text:p>
              </text:list-item>
              <text:list-item>
                <text:p text:style-name="P15"><text:span text:style-name="T25"/></text:p>
                <text:list>
                  <text:list-header>
                    <text:p text:style-name="P15"><text:span text:style-name="T25"/></text:p>
                    <text:p text:style-name="P15"><text:span text:style-name="T25"/></text:p>
                  </text:list-header>
                  <text:list-item>
                    <text:p text:style-name="P15"><text:span text:style-name="T25"/></text:p>
                  </text:list-item>
                </text:list>
              </text:list-item>
            </text:list>
            <text:p text:style-name="P20"><text:span text:style-name="T26"><text:line-break/></text:span><text:span text:style-name="T26"/></text:p>
          </draw:text-box>
        </draw:frame>
        <draw:frame draw:name="Text Frame2" draw:style-name="gr8" draw:text-style-name="P21" draw:layer="layout" svg:width="12.681cm" svg:height="3.977cm" svg:x="13.847cm" svg:y="10.9cm">
          <draw:text-box>
            <text:p text:style-name="P10"><text:span text:style-name="T19">Upcoming Work:</text:span></text:p>
            <text:list text:style-name="L3">
              <text:list-item>
                <text:p text:style-name="P10"><text:span text:style-name="T14"><text:s/></text:span></text:p>
              </text:list-item>
            </text:list>
            <text:p text:style-name="P10"><text:span text:style-name="T19"/></text:p>
            <text:p text:style-name="P10"><text:span text:style-name="T14"/></text:p>
            <text:list text:style-name="L1">
              <text:list-header>
                <text:p text:style-name="P10"><text:span text:style-name="T14"/></text:p>
              </text:list-header>
            </text:list>
            <text:p text:style-name="P10"><text:span text:style-name="T19"/></text:p>
            <text:list text:continue-numbering="true" text:style-name="L1">
              <text:list-header>
                <text:p text:style-name="P10"><text:span text:style-name="T14"/></text:p>
              </text:list-header>
            </text:list>
            <text:p text:style-name="P15"><text:span text:style-name="T25"/></text:p>
          </draw:text-box>
        </draw:frame>
        <draw:frame draw:name="Text Frame3" draw:style-name="gr9" draw:text-style-name="P22" draw:layer="layout" svg:width="12.684cm" svg:height="4.573cm" svg:x="13.843cm" svg:y="15.039cm">
          <draw:text-box>
            <text:p text:style-name="P10"><text:span text:style-name="T19">Issues/risks:</text:span></text:p>
            <text:list text:style-name="L3">
              <text:list-item>
                <text:p text:style-name="P16"><text:span text:style-name="T17"><text:s/></text:span></text:p>
              </text:list-item>
            </text:list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><text:s text:c="2"/></text:span></text:p>
            <text:p text:style-name="P16"><text:span text:style-name="T17"><text:line-break/></text:span><text:span text:style-name="T17"><text:line-break/></text:span><text:span text:style-name="T14"><text:line-break/></text:span><text:span text:style-name="T14"/></text:p>
            <text:p text:style-name="P10"><text:span text:style-name="T19"/></text:p>
            <text:p text:style-name="P10"><text:span text:style-name="T19"/></text:p>
            <text:list text:continue-numbering="true" text:style-name="L3">
              <text:list-header>
                <text:p text:style-name="P10"><text:span text:style-name="T19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list>
                  <text:list-header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</text:list-header>
                  <text:list-item>
                    <text:p text:style-name="P10"><text:span text:style-name="T14"/></text:p>
                  </text:list-item>
                  <text:list-item>
                    <text:p text:style-name="P10"><text:span text:style-name="T14"/></text:p>
                    <text:p text:style-name="P10"><text:span text:style-name="T14"/></text:p>
                    <text:p text:style-name="P10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10"><text:span text:style-name="T14"/></text:p>
              </text:list-header>
              <text:list-item>
                <text:p text:style-name="P10"><text:span text:style-name="T14"/></text:p>
              </text:list-item>
            </text:list>
            <text:p text:style-name="P17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2" presentation:class="page"/>
          <draw:frame presentation:style-name="pr2" draw:text-style-name="P19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0" draw:text-style-name="P23" draw:layer="layout" svg:width="12.427cm" svg:height="0.843cm" svg:x="0.271cm" svg:y="2.5cm">
          <text:p text:style-name="P16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9"><text:span text:style-name="T10"/></text:p>
                <text:p text:style-name="P9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6.svm" xlink:type="simple" xlink:show="embed" xlink:actuate="onLoad"/>
        </draw:frame>
        <draw:frame draw:name="Text Frame1" draw:style-name="gr11" draw:text-style-name="P24" draw:layer="layout" svg:width="12.677cm" svg:height="6.287cm" svg:x="13.873cm" svg:y="4.366cm">
          <draw:text-box>
            <text:p text:style-name="P10"><text:span text:style-name="T19">Accomplishments:</text:span></text:p>
            <text:list text:style-name="L3">
              <text:list-item>
                <text:p text:style-name="P15"><text:span text:style-name="T25"><text:s/></text:span></text:p>
              </text:list-item>
              <text:list-item>
                <text:p text:style-name="P15"><text:span text:style-name="T25"/></text:p>
                <text:list>
                  <text:list-header>
                    <text:p text:style-name="P15"><text:span text:style-name="T25"/></text:p>
                    <text:p text:style-name="P15"><text:span text:style-name="T25"/></text:p>
                  </text:list-header>
                  <text:list-item>
                    <text:p text:style-name="P15"><text:span text:style-name="T25"/></text:p>
                  </text:list-item>
                </text:list>
              </text:list-item>
            </text:list>
            <text:p text:style-name="P20"><text:span text:style-name="T26"><text:line-break/></text:span><text:span text:style-name="T26"/></text:p>
          </draw:text-box>
        </draw:frame>
        <draw:frame draw:name="Text Frame2" draw:style-name="gr12" draw:text-style-name="P24" draw:layer="layout" svg:width="12.681cm" svg:height="3.977cm" svg:x="13.847cm" svg:y="10.9cm">
          <draw:text-box>
            <text:p text:style-name="P10"><text:span text:style-name="T19">Upcoming Work:</text:span></text:p>
            <text:list text:style-name="L3">
              <text:list-item>
                <text:p text:style-name="P10"><text:span text:style-name="T14"><text:s/></text:span></text:p>
              </text:list-item>
            </text:list>
            <text:p text:style-name="P10"><text:span text:style-name="T19"/></text:p>
            <text:p text:style-name="P10"><text:span text:style-name="T14"/></text:p>
            <text:list text:style-name="L1">
              <text:list-header>
                <text:p text:style-name="P10"><text:span text:style-name="T14"/></text:p>
              </text:list-header>
            </text:list>
            <text:p text:style-name="P10"><text:span text:style-name="T19"/></text:p>
            <text:list text:continue-numbering="true" text:style-name="L1">
              <text:list-header>
                <text:p text:style-name="P10"><text:span text:style-name="T14"/></text:p>
              </text:list-header>
            </text:list>
            <text:p text:style-name="P15"><text:span text:style-name="T25"/></text:p>
          </draw:text-box>
        </draw:frame>
        <draw:frame draw:name="Text Frame3" draw:style-name="gr13" draw:text-style-name="P25" draw:layer="layout" svg:width="12.684cm" svg:height="4.573cm" svg:x="13.843cm" svg:y="15.039cm">
          <draw:text-box>
            <text:p text:style-name="P10"><text:span text:style-name="T19">Issues/risks:</text:span></text:p>
            <text:list text:style-name="L3">
              <text:list-item>
                <text:p text:style-name="P16"><text:span text:style-name="T17"><text:s/></text:span></text:p>
              </text:list-item>
            </text:list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><text:s text:c="2"/></text:span></text:p>
            <text:p text:style-name="P16"><text:span text:style-name="T17"><text:line-break/></text:span><text:span text:style-name="T17"><text:line-break/></text:span><text:span text:style-name="T14"><text:line-break/></text:span><text:span text:style-name="T14"/></text:p>
            <text:p text:style-name="P10"><text:span text:style-name="T19"/></text:p>
            <text:p text:style-name="P10"><text:span text:style-name="T19"/></text:p>
            <text:list text:continue-numbering="true" text:style-name="L3">
              <text:list-header>
                <text:p text:style-name="P10"><text:span text:style-name="T19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list>
                  <text:list-header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</text:list-header>
                  <text:list-item>
                    <text:p text:style-name="P10"><text:span text:style-name="T14"/></text:p>
                  </text:list-item>
                  <text:list-item>
                    <text:p text:style-name="P10"><text:span text:style-name="T14"/></text:p>
                    <text:p text:style-name="P10"><text:span text:style-name="T14"/></text:p>
                    <text:p text:style-name="P10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10"><text:span text:style-name="T14"/></text:p>
              </text:list-header>
              <text:list-item>
                <text:p text:style-name="P10"><text:span text:style-name="T14"/></text:p>
              </text:list-item>
            </text:list>
            <text:p text:style-name="P17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3" presentation:class="page"/>
          <draw:frame presentation:style-name="pr3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4" draw:text-style-name="P23" draw:layer="layout" svg:width="12.427cm" svg:height="0.843cm" svg:x="0.271cm" svg:y="2.5cm">
          <text:p text:style-name="P16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9"><text:span text:style-name="T10"/></text:p>
                <text:p text:style-name="P9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8.svm" xlink:type="simple" xlink:show="embed" xlink:actuate="onLoad"/>
        </draw:frame>
        <draw:frame draw:name="Text Frame1" draw:style-name="gr15" draw:text-style-name="P24" draw:layer="layout" svg:width="12.677cm" svg:height="6.287cm" svg:x="13.873cm" svg:y="4.366cm">
          <draw:text-box>
            <text:p text:style-name="P10"><text:span text:style-name="T19">Accomplishments:</text:span></text:p>
            <text:list text:style-name="L3">
              <text:list-item>
                <text:p text:style-name="P15"><text:span text:style-name="T25"><text:s/></text:span></text:p>
              </text:list-item>
              <text:list-item>
                <text:p text:style-name="P15"><text:span text:style-name="T25"/></text:p>
                <text:list>
                  <text:list-header>
                    <text:p text:style-name="P15"><text:span text:style-name="T25"/></text:p>
                    <text:p text:style-name="P15"><text:span text:style-name="T25"/></text:p>
                  </text:list-header>
                  <text:list-item>
                    <text:p text:style-name="P15"><text:span text:style-name="T25"/></text:p>
                  </text:list-item>
                </text:list>
              </text:list-item>
            </text:list>
            <text:p text:style-name="P20"><text:span text:style-name="T26"><text:line-break/></text:span><text:span text:style-name="T26"/></text:p>
          </draw:text-box>
        </draw:frame>
        <draw:frame draw:name="Text Frame2" draw:style-name="gr16" draw:text-style-name="P24" draw:layer="layout" svg:width="12.681cm" svg:height="3.977cm" svg:x="13.847cm" svg:y="10.9cm">
          <draw:text-box>
            <text:p text:style-name="P10"><text:span text:style-name="T19">Upcoming Work:</text:span></text:p>
            <text:list text:style-name="L3">
              <text:list-item>
                <text:p text:style-name="P10"><text:span text:style-name="T14"><text:s/></text:span></text:p>
              </text:list-item>
            </text:list>
            <text:p text:style-name="P10"><text:span text:style-name="T19"/></text:p>
            <text:p text:style-name="P10"><text:span text:style-name="T14"/></text:p>
            <text:list text:style-name="L1">
              <text:list-header>
                <text:p text:style-name="P10"><text:span text:style-name="T14"/></text:p>
              </text:list-header>
            </text:list>
            <text:p text:style-name="P10"><text:span text:style-name="T19"/></text:p>
            <text:list text:continue-numbering="true" text:style-name="L1">
              <text:list-header>
                <text:p text:style-name="P10"><text:span text:style-name="T14"/></text:p>
              </text:list-header>
            </text:list>
            <text:p text:style-name="P15"><text:span text:style-name="T25"/></text:p>
          </draw:text-box>
        </draw:frame>
        <draw:frame draw:name="Text Frame3" draw:style-name="gr17" draw:text-style-name="P25" draw:layer="layout" svg:width="12.684cm" svg:height="4.573cm" svg:x="13.843cm" svg:y="15.039cm">
          <draw:text-box>
            <text:p text:style-name="P10"><text:span text:style-name="T19">Issues/risks:</text:span></text:p>
            <text:list text:style-name="L3">
              <text:list-item>
                <text:p text:style-name="P16"><text:span text:style-name="T17"><text:s/></text:span></text:p>
              </text:list-item>
            </text:list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><text:s text:c="2"/></text:span></text:p>
            <text:p text:style-name="P16"><text:span text:style-name="T17"><text:line-break/></text:span><text:span text:style-name="T17"><text:line-break/></text:span><text:span text:style-name="T14"><text:line-break/></text:span><text:span text:style-name="T14"/></text:p>
            <text:p text:style-name="P10"><text:span text:style-name="T19"/></text:p>
            <text:p text:style-name="P10"><text:span text:style-name="T19"/></text:p>
            <text:list text:continue-numbering="true" text:style-name="L3">
              <text:list-header>
                <text:p text:style-name="P10"><text:span text:style-name="T19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list>
                  <text:list-header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</text:list-header>
                  <text:list-item>
                    <text:p text:style-name="P10"><text:span text:style-name="T14"/></text:p>
                  </text:list-item>
                  <text:list-item>
                    <text:p text:style-name="P10"><text:span text:style-name="T14"/></text:p>
                    <text:p text:style-name="P10"><text:span text:style-name="T14"/></text:p>
                    <text:p text:style-name="P10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10"><text:span text:style-name="T14"/></text:p>
              </text:list-header>
              <text:list-item>
                <text:p text:style-name="P10"><text:span text:style-name="T14"/></text:p>
              </text:list-item>
            </text:list>
            <text:p text:style-name="P17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4" presentation:class="page"/>
          <draw:frame presentation:style-name="pr4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8" draw:text-style-name="P23" draw:layer="layout" svg:width="12.427cm" svg:height="0.843cm" svg:x="0.271cm" svg:y="2.5cm">
          <text:p text:style-name="P16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9"><text:span text:style-name="T10"/></text:p>
                <text:p text:style-name="P9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10.svm" xlink:type="simple" xlink:show="embed" xlink:actuate="onLoad"/>
        </draw:frame>
        <draw:frame draw:name="Text Frame1" draw:style-name="gr19" draw:text-style-name="P24" draw:layer="layout" svg:width="12.677cm" svg:height="6.287cm" svg:x="13.873cm" svg:y="4.366cm">
          <draw:text-box>
            <text:p text:style-name="P10"><text:span text:style-name="T19">Accomplishments:</text:span></text:p>
            <text:list text:style-name="L3">
              <text:list-item>
                <text:p text:style-name="P15"><text:span text:style-name="T25"><text:s/></text:span></text:p>
              </text:list-item>
              <text:list-item>
                <text:p text:style-name="P15"><text:span text:style-name="T25"/></text:p>
                <text:list>
                  <text:list-header>
                    <text:p text:style-name="P15"><text:span text:style-name="T25"/></text:p>
                    <text:p text:style-name="P15"><text:span text:style-name="T25"/></text:p>
                  </text:list-header>
                  <text:list-item>
                    <text:p text:style-name="P15"><text:span text:style-name="T25"/></text:p>
                  </text:list-item>
                </text:list>
              </text:list-item>
            </text:list>
            <text:p text:style-name="P20"><text:span text:style-name="T26"><text:line-break/></text:span><text:span text:style-name="T26"/></text:p>
          </draw:text-box>
        </draw:frame>
        <draw:frame draw:name="Text Frame2" draw:style-name="gr20" draw:text-style-name="P24" draw:layer="layout" svg:width="12.681cm" svg:height="3.977cm" svg:x="13.847cm" svg:y="10.9cm">
          <draw:text-box>
            <text:p text:style-name="P10"><text:span text:style-name="T19">Upcoming Work:</text:span></text:p>
            <text:list text:style-name="L3">
              <text:list-item>
                <text:p text:style-name="P10"><text:span text:style-name="T14"><text:s/></text:span></text:p>
              </text:list-item>
            </text:list>
            <text:p text:style-name="P10"><text:span text:style-name="T19"/></text:p>
            <text:p text:style-name="P10"><text:span text:style-name="T14"/></text:p>
            <text:list text:style-name="L1">
              <text:list-header>
                <text:p text:style-name="P10"><text:span text:style-name="T14"/></text:p>
              </text:list-header>
            </text:list>
            <text:p text:style-name="P10"><text:span text:style-name="T19"/></text:p>
            <text:list text:continue-numbering="true" text:style-name="L1">
              <text:list-header>
                <text:p text:style-name="P10"><text:span text:style-name="T14"/></text:p>
              </text:list-header>
            </text:list>
            <text:p text:style-name="P15"><text:span text:style-name="T25"/></text:p>
          </draw:text-box>
        </draw:frame>
        <draw:frame draw:name="Text Frame3" draw:style-name="gr21" draw:text-style-name="P25" draw:layer="layout" svg:width="12.684cm" svg:height="4.573cm" svg:x="13.843cm" svg:y="15.039cm">
          <draw:text-box>
            <text:p text:style-name="P10"><text:span text:style-name="T19">Issues/risks:</text:span></text:p>
            <text:list text:style-name="L3">
              <text:list-item>
                <text:p text:style-name="P16"><text:span text:style-name="T17"><text:s/></text:span></text:p>
              </text:list-item>
            </text:list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><text:s text:c="2"/></text:span></text:p>
            <text:p text:style-name="P16"><text:span text:style-name="T17"><text:line-break/></text:span><text:span text:style-name="T17"><text:line-break/></text:span><text:span text:style-name="T14"><text:line-break/></text:span><text:span text:style-name="T14"/></text:p>
            <text:p text:style-name="P10"><text:span text:style-name="T19"/></text:p>
            <text:p text:style-name="P10"><text:span text:style-name="T19"/></text:p>
            <text:list text:continue-numbering="true" text:style-name="L3">
              <text:list-header>
                <text:p text:style-name="P10"><text:span text:style-name="T19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p text:style-name="P10"><text:span text:style-name="T14"/></text:p>
                <text:list>
                  <text:list-header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  <text:p text:style-name="P10"><text:span text:style-name="T14"/></text:p>
                  </text:list-header>
                  <text:list-item>
                    <text:p text:style-name="P10"><text:span text:style-name="T14"/></text:p>
                  </text:list-item>
                  <text:list-item>
                    <text:p text:style-name="P10"><text:span text:style-name="T14"/></text:p>
                    <text:p text:style-name="P10"><text:span text:style-name="T14"/></text:p>
                    <text:p text:style-name="P10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10"><text:span text:style-name="T14"/></text:p>
              </text:list-header>
              <text:list-item>
                <text:p text:style-name="P10"><text:span text:style-name="T14"/></text:p>
              </text:list-item>
            </text:list>
            <text:p text:style-name="P17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5" presentation:class="page"/>
          <draw:frame presentation:style-name="pr5" draw:text-style-name="P26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zxx" style:country-asian="none" style:font-name-complex="Tahoma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size="24pt" fo:font-style="normal" fo:text-shadow="none" fo:font-weight="normal" style:font-name-asian="SimSun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size="17.7000007629395pt" fo:font-weight="bold" style:font-name-asian="Courier New2" style:font-size-asian="17.7000007629395pt" style:font-weight-asian="bold" style:font-name-complex="Courier New2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Sample" style:family="graphic">
      <style:paragraph-properties style:text-autospace="none"/>
      <style:text-properties style:font-name="Courier New2" style:font-name-asian="Courier New2" style:font-name-complex="Courier New2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style:font-name="Arial1" fo:font-size="24pt" fo:font-style="normal" fo:text-shadow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3-10-23T10:36:08.609436000</dc:date>
    <meta:printed-by>rhea_berger</meta:printed-by>
    <meta:print-date>2010-01-31T23:29:15</meta:print-date>
    <dc:language>en-US</dc:language>
    <meta:editing-cycles>155</meta:editing-cycles>
    <meta:editing-duration>P5DT8H6M44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